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 Sans" svg:font-family="'Open Sans'"/>
    <style:font-face style:name="SF Mono" svg:font-family="'SF Mono', Monaco, Menlo, Consolas, 'Ubuntu Mono', 'Liberation Mono', 'DejaVu Sans Mono', 'Courier New', Courier, monospace"/>
    <style:font-face style:name="Tahoma1" svg:font-family="Tahoma"/>
    <style:font-face style:name="YS Text" svg:font-family="'YS Text', 'Helvetica Neue', Arial, Helvetica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language="ru" fo:country="RU" style:font-size-asian="13pt" style:font-size-complex="13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style:font-name="Calibri" fo:font-size="15pt" fo:language="en" fo:country="US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P5" style:family="paragraph" style:parent-style-name="Standard">
      <style:text-properties fo:color="#333333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P6" style:family="paragraph" style:parent-style-name="Standard">
      <style:text-properties fo:color="#ff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7" style:family="paragraph" style:parent-style-name="Standard">
      <style:text-properties fo:font-variant="normal" fo:text-transform="none" style:font-name="SF Mono" fo:font-size="10.5pt" fo:letter-spacing="normal" fo:language="ru" fo:country="RU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Calibri" fo:font-size="12pt" fo:letter-spacing="normal" fo:language="ru" fo:country="RU" fo:font-style="normal" fo:font-weight="bold" style:font-name-asian="Calibri" style:font-size-asian="12pt" style:font-weight-asian="bold" style:font-name-complex="Calibri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Calibri" fo:font-size="14pt" fo:letter-spacing="normal" fo:language="ru" fo:country="RU" fo:font-style="normal" fo:font-weight="bold" style:font-name-asian="Calibri" style:font-size-asian="14pt" style:font-weight-asian="bold" style:font-name-complex="Calibri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1pt" fo:letter-spacing="normal" fo:language="ru" fo:country="RU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13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style:font-size-asian="11pt" style:font-size-complex="11pt"/>
    </style:style>
    <style:style style:name="P15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16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style:font-size-asian="11pt" style:font-size-complex="11pt"/>
    </style:style>
    <style:style style:name="P18" style:family="paragraph" style:parent-style-name="Heading_20_2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3pt" fo:language="ru" fo:country="RU" style:font-size-asian="13pt" style:font-size-complex="13pt"/>
    </style:style>
    <style:style style:name="P19" style:family="paragraph" style:parent-style-name="Heading_20_2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1pt" fo:language="en" fo:country="US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language="ru" fo:country="RU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1pt" fo:letter-spacing="normal" fo:font-style="normal" fo:font-weight="normal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language="ru" fo:country="RU"/>
    </style:style>
    <style:style style:name="P25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6" style:family="paragraph" style:parent-style-name="Standard">
      <style:paragraph-properties fo:margin-left="0cm" fo:margin-right="0cm" fo:margin-top="0cm" fo:margin-bottom="0.282cm" style:line-height-at-least="0.457cm" fo:orphans="2" fo:widows="2" fo:text-indent="0cm" style:auto-text-indent="false" fo:background-color="#f5f5f5" fo:padding="0cm" fo:border="none" style:text-autospace="none">
        <style:background-image/>
      </style:paragraph-properties>
      <style:text-properties fo:font-variant="normal" fo:text-transform="none" fo:color="#333333" style:font-name="Calibri" fo:font-size="14pt" fo:letter-spacing="normal" fo:language="ru" fo:country="RU" fo:font-style="normal" fo:font-weight="bold" style:font-name-asian="Calibri" style:font-size-asian="14pt" style:font-weight-asian="bold" style:font-name-complex="Calibri" style:font-size-complex="14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.265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P28" style:family="paragraph" style:parent-style-name="Preformatted_20_Text">
      <style:paragraph-properties fo:margin-left="0cm" fo:margin-right="0cm" fo:margin-top="0cm" fo:margin-bottom="0.265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29" style:family="paragraph" style:parent-style-name="Standard">
      <style:paragraph-properties fo:margin-top="0cm" fo:margin-bottom="0.282cm" style:line-height-at-least="0.457cm" style:text-autospace="none"/>
      <style:text-properties fo:color="#333333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30" style:family="paragraph" style:parent-style-name="Standard">
      <style:paragraph-properties fo:margin-top="0cm" fo:margin-bottom="0.282cm" style:line-height-at-least="0.457cm" style:text-autospace="none"/>
      <style:text-properties fo:color="#333333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1" style:family="paragraph" style:parent-style-name="Preformatted_20_Text">
      <style:paragraph-properties fo:margin-top="0cm" fo:margin-bottom="0.265cm" fo:line-height="142%" fo:orphans="2" fo:widows="2" fo:background-color="#f5f5f5" fo:padding="0cm" fo:border="none">
        <style:background-image/>
      </style:paragraph-properties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P32" style:family="paragraph" style:parent-style-name="Preformatted_20_Text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P33" style:family="paragraph" style:parent-style-name="Heading_20_2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P34" style:family="paragraph" style:parent-style-name="Standard" style:list-style-name="L1"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P35" style:family="paragraph" style:parent-style-name="Standard" style:list-style-name="L1">
      <style:text-properties fo:font-variant="normal" fo:text-transform="none" style:font-name="YS Text" fo:font-size="13pt" fo:letter-spacing="normal" fo:language="ru" fo:country="RU" fo:font-style="normal" fo:font-weight="normal" style:font-size-asian="13pt" style:font-size-complex="13pt"/>
    </style:style>
    <style:style style:name="P36" style:family="paragraph" style:parent-style-name="Standard" style:list-style-name="L1">
      <style:text-properties fo:font-variant="normal" fo:text-transform="none" style:font-name="YS Text" fo:font-size="13pt" fo:letter-spacing="normal" fo:font-style="normal" fo:font-weight="normal" style:font-size-asian="13pt" style:font-size-complex="13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T4" style:family="text">
      <style:text-properties fo:font-variant="normal" fo:text-transform="none" style:font-name="YS Text" fo:font-size="9.75pt" fo:letter-spacing="normal" fo:font-style="normal" fo:font-weight="normal"/>
    </style:style>
    <style:style style:name="T5" style:family="text">
      <style:text-properties fo:font-variant="normal" fo:text-transform="none" style:font-name="YS Text" fo:font-size="13pt" fo:letter-spacing="normal" fo:language="ru" fo:country="RU" fo:font-style="normal" fo:font-weight="normal" style:font-size-asian="13pt" style:font-size-complex="13pt"/>
    </style:style>
    <style:style style:name="T6" style:family="text">
      <style:text-properties fo:font-variant="normal" fo:text-transform="none" style:font-name="YS Text" fo:font-size="13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fo:color="#333333" style:font-name="Open Sans" fo:font-size="11pt" fo:letter-spacing="normal" fo:language="ru" fo:country="RU" fo:font-style="normal" fo:font-weight="normal" fo:background-color="transparent" style:font-size-asian="11pt" style:font-size-complex="11pt"/>
    </style:style>
    <style:style style:name="T8" style:family="text">
      <style:text-properties fo:font-variant="normal" fo:text-transform="none" fo:color="#333333" style:font-name="Open Sans" fo:font-size="11pt" fo:letter-spacing="normal" fo:language="ru" fo:country="RU" fo:font-style="normal" fo:font-weight="normal" style:font-size-asian="11pt" style:font-size-complex="11pt"/>
    </style:style>
    <style:style style:name="T9" style:family="text">
      <style:text-properties fo:font-variant="normal" fo:text-transform="none" fo:color="#333333" style:font-name="Open Sans" fo:font-size="11pt" fo:letter-spacing="normal" fo:language="ru" fo:country="RU" fo:font-style="normal" fo:font-weight="normal" fo:background-color="#f9f2f4" style:font-size-asian="11pt" style:font-size-complex="11pt"/>
    </style:style>
    <style:style style:name="T10" style:family="text">
      <style:text-properties fo:font-variant="normal" fo:text-transform="none" fo:color="#333333" style:font-name="Open Sans" fo:font-size="11pt" fo:letter-spacing="normal" fo:language="ru" fo:country="RU" fo:font-style="normal" fo:font-weight="bold" fo:background-color="transparent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333333" style:font-name="Open Sans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333333" style:font-name="Open Sans" fo:font-size="11pt" fo:letter-spacing="normal" fo:font-style="normal" fo:font-weight="normal" fo:background-color="transparent" style:font-size-asian="11pt" style:font-size-complex="11pt"/>
    </style:style>
    <style:style style:name="T13" style:family="text">
      <style:text-properties fo:font-variant="normal" fo:text-transform="none" fo:color="#333333" style:font-name="Open Sans" fo:font-size="11pt" fo:letter-spacing="normal" fo:font-style="normal" fo:font-weight="normal" fo:background-color="#f9f2f4" style:font-size-asian="11pt" style:font-size-complex="11pt"/>
    </style:style>
    <style:style style:name="T14" style:family="text">
      <style:text-properties fo:font-variant="normal" fo:text-transform="none" fo:color="#333333" style:font-name="Open Sans" fo:font-size="11pt" fo:letter-spacing="normal" fo:language="en" fo:country="US" fo:font-style="normal" fo:font-weight="normal" fo:background-color="transparent" style:font-size-asian="11pt" style:font-size-complex="11pt"/>
    </style:style>
    <style:style style:name="T15" style:family="text">
      <style:text-properties fo:font-variant="normal" fo:text-transform="none" fo:color="#333333" style:font-name="Open Sans" fo:font-size="12pt" fo:letter-spacing="normal" fo:language="ru" fo:country="RU" fo:font-style="normal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333333" style:font-name="Open Sans" fo:font-size="12pt" fo:letter-spacing="normal" fo:language="ru" fo:country="RU" fo:font-style="normal" fo:font-weight="normal"/>
    </style:style>
    <style:style style:name="T17" style:family="text">
      <style:text-properties fo:font-variant="normal" fo:text-transform="none" fo:color="#333333" style:font-name="Open Sans" fo:font-size="12pt" fo:letter-spacing="normal" fo:language="ru" fo:country="RU" fo:font-style="normal" fo:font-weight="normal" style:font-size-asian="12pt" style:font-size-complex="12pt"/>
    </style:style>
    <style:style style:name="T18" style:family="text"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T19" style:family="text">
      <style:text-properties fo:font-variant="normal" fo:text-transform="none" fo:color="#333333" style:font-name="Open Sans" fo:font-size="12pt" fo:letter-spacing="normal" fo:language="ru" fo:country="RU" fo:font-style="normal" fo:font-weight="normal" fo:background-color="transparent" style:font-size-asian="11pt" style:font-size-complex="11pt"/>
    </style:style>
    <style:style style:name="T20" style:family="text">
      <style:text-properties fo:font-variant="normal" fo:text-transform="none" fo:color="#333333" style:font-name="Open Sans" fo:font-size="12pt" fo:letter-spacing="normal" fo:language="en" fo:country="US" fo:font-style="normal" fo:font-weight="normal" fo:background-color="transparent" style:font-size-asian="12pt" style:font-size-complex="12pt"/>
    </style:style>
    <style:style style:name="T21" style:family="text">
      <style:text-properties fo:font-variant="normal" fo:text-transform="none" fo:color="#333333" style:font-name="Open Sans" fo:font-size="12pt" fo:letter-spacing="normal" fo:language="en" fo:country="US" fo:font-style="normal" fo:font-weight="normal" fo:background-color="transparent" style:font-size-asian="11pt" style:font-size-complex="11pt"/>
    </style:style>
    <style:style style:name="T22" style:family="text">
      <style:text-properties fo:font-variant="normal" fo:text-transform="none" fo:color="#333333" style:font-name="Open Sans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333333" style:font-name="Open Sans" fo:font-size="12pt" fo:letter-spacing="normal" fo:font-style="normal" fo:font-weight="normal" fo:background-color="transparent" style:font-size-asian="11pt" style:font-size-complex="11pt"/>
    </style:style>
    <style:style style:name="T24" style:family="text">
      <style:text-properties fo:font-variant="normal" fo:text-transform="none" fo:color="#333333" style:font-name="Open Sans" fo:font-size="13pt" fo:letter-spacing="normal" fo:language="ru" fo:country="RU" fo:font-style="normal" fo:font-weight="bold" fo:background-color="transparent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333333" style:font-name="Open Sans" fo:font-size="13pt" fo:letter-spacing="normal" fo:language="en" fo:country="US" fo:font-style="normal" fo:font-weight="bold" fo:background-color="transparent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333333" style:font-name="Open Sans" fo:letter-spacing="normal" fo:language="en" fo:country="US" fo:font-style="normal" fo:font-weight="normal"/>
    </style:style>
    <style:style style:name="T27" style:family="text">
      <style:text-properties fo:font-variant="normal" fo:text-transform="none" fo:color="#333333" style:font-name="Open Sans" fo:letter-spacing="normal" fo:language="ru" fo:country="RU" fo:font-style="normal" fo:font-weight="normal"/>
    </style:style>
    <style:style style:name="T28" style:family="text">
      <style:text-properties fo:font-variant="normal" fo:text-transform="none" fo:color="#333333" style:font-name="Menlo" fo:font-size="11pt" fo:letter-spacing="normal" fo:language="ru" fo:country="RU" fo:font-style="normal" fo:font-weight="normal" fo:background-color="transparent" style:font-size-asian="11pt" style:font-size-complex="11pt"/>
    </style:style>
    <style:style style:name="T29" style:family="text">
      <style:text-properties fo:font-variant="normal" fo:text-transform="none" fo:color="#333333" style:font-name="Menlo" fo:font-size="11pt" fo:letter-spacing="normal" fo:language="en" fo:country="US" fo:font-style="normal" fo:font-weight="normal" style:font-size-asian="11pt" style:font-size-complex="11pt"/>
    </style:style>
    <style:style style:name="T30" style:family="text">
      <style:text-properties fo:font-variant="normal" fo:text-transform="none" fo:color="#333333" style:font-name="Menlo" fo:font-size="11pt" fo:letter-spacing="normal" fo:language="en" fo:country="US" fo:font-style="normal" fo:font-weight="normal" fo:background-color="transparent" style:font-size-asian="11pt" style:font-size-complex="11pt"/>
    </style:style>
    <style:style style:name="T31" style:family="text"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T32" style:family="text">
      <style:text-properties fo:font-variant="normal" fo:text-transform="none" fo:color="#333333" style:font-name="Menlo" fo:font-size="11pt" fo:letter-spacing="normal" fo:font-style="normal" fo:font-weight="normal" fo:background-color="transparent" style:font-size-asian="11pt" style:font-size-complex="11pt"/>
    </style:style>
    <style:style style:name="T33" style:family="text">
      <style:text-properties fo:font-variant="normal" fo:text-transform="none" fo:color="#333333" style:font-name="Menlo" fo:font-size="9.75pt" fo:letter-spacing="normal" fo:language="ru" fo:country="RU" fo:font-style="normal" fo:font-weight="normal"/>
    </style:style>
    <style:style style:name="T34" style:family="text">
      <style:text-properties fo:font-variant="normal" fo:text-transform="none" fo:color="#333333" style:font-name="Menlo" fo:font-size="9.75pt" fo:letter-spacing="normal" fo:language="ru" fo:country="RU" fo:font-style="normal" fo:font-weight="normal" fo:background-color="transparent"/>
    </style:style>
    <style:style style:name="T35" style:family="text">
      <style:text-properties fo:font-variant="normal" fo:text-transform="none" fo:color="#333333" style:font-name="Menlo" fo:font-size="9.75pt" fo:letter-spacing="normal" fo:language="ru" fo:country="RU" fo:font-style="normal" fo:font-weight="normal" fo:background-color="transparent" style:font-size-asian="11pt" style:font-size-complex="11pt"/>
    </style:style>
    <style:style style:name="T36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37" style:family="text">
      <style:text-properties fo:font-variant="normal" fo:text-transform="none" fo:color="#333333" style:font-name="Menlo" fo:font-size="9.75pt" fo:letter-spacing="normal" fo:font-style="normal" fo:font-weight="normal" fo:background-color="transparent"/>
    </style:style>
    <style:style style:name="T38" style:family="text">
      <style:text-properties fo:font-variant="normal" fo:text-transform="none" fo:color="#333333" style:font-name="Menlo" fo:font-size="9.75pt" fo:letter-spacing="normal" fo:language="en" fo:country="US" fo:font-style="normal" fo:font-weight="normal"/>
    </style:style>
    <style:style style:name="T39" style:family="text">
      <style:text-properties fo:font-variant="normal" fo:text-transform="none" fo:color="#333333" style:font-name="Menlo" fo:font-size="9.75pt" fo:letter-spacing="normal" fo:language="en" fo:country="US" fo:font-style="normal" fo:font-weight="normal" fo:background-color="transparent"/>
    </style:style>
    <style:style style:name="T40" style:family="text">
      <style:text-properties fo:font-variant="normal" fo:text-transform="none" fo:color="#333333" style:font-name="Menlo" fo:font-size="9.75pt" fo:letter-spacing="normal" fo:language="en" fo:country="US" fo:font-style="normal" fo:font-weight="normal" fo:background-color="transparent" style:font-size-asian="11pt" style:font-size-complex="11pt"/>
    </style:style>
    <style:style style:name="T41" style:family="text">
      <style:text-properties fo:font-variant="normal" fo:text-transform="none" fo:color="#333333" style:font-name="Menlo" fo:letter-spacing="normal" fo:language="en" fo:country="US" fo:font-style="normal" fo:font-weight="normal" fo:background-color="#f9f2f4"/>
    </style:style>
    <style:style style:name="T42" style:family="text">
      <style:text-properties fo:font-variant="normal" fo:text-transform="none" fo:color="#333333" style:text-line-through-style="none" style:font-name="Open Sans" fo:letter-spacing="normal" fo:language="en" fo:country="US" fo:font-style="normal" style:text-underline-style="none" fo:font-weight="normal" style:text-blinking="false" fo:background-color="#ffffff"/>
    </style:style>
    <style:style style:name="T43" style:family="text">
      <style:text-properties fo:font-variant="normal" fo:text-transform="none" fo:color="#c7254e" style:font-name="Menlo" fo:font-size="10.5pt" fo:letter-spacing="normal" fo:language="ru" fo:country="RU" fo:font-style="normal" fo:font-weight="normal" fo:background-color="#f9f2f4"/>
    </style:style>
    <style:style style:name="T44" style:family="text">
      <style:text-properties fo:font-variant="normal" fo:text-transform="none" fo:color="#c7254e" style:font-name="Menlo" fo:font-size="10.5pt" fo:letter-spacing="normal" fo:language="ru" fo:country="RU" fo:font-style="normal" fo:font-weight="normal" fo:background-color="#f9f2f4" style:font-size-asian="11pt" style:font-size-complex="11pt"/>
    </style:style>
    <style:style style:name="T45" style:family="text">
      <style:text-properties fo:font-variant="normal" fo:text-transform="none" fo:color="#c7254e" style:font-name="Menlo" fo:font-size="10.5pt" fo:letter-spacing="normal" fo:font-style="normal" fo:font-weight="normal"/>
    </style:style>
    <style:style style:name="T46" style:family="text">
      <style:text-properties fo:font-variant="normal" fo:text-transform="none" fo:color="#c7254e" style:font-name="Menlo" fo:font-size="10.5pt" fo:letter-spacing="normal" fo:font-style="normal" fo:font-weight="normal" fo:background-color="#f9f2f4"/>
    </style:style>
    <style:style style:name="T47" style:family="text">
      <style:text-properties fo:font-variant="normal" fo:text-transform="none" fo:color="#c7254e" style:font-name="Menlo" fo:font-size="10.5pt" fo:letter-spacing="normal" fo:font-style="normal" fo:font-weight="normal" fo:background-color="#f9f2f4" style:font-size-asian="11pt" style:font-size-complex="11pt"/>
    </style:style>
    <style:style style:name="T48" style:family="text">
      <style:text-properties fo:font-variant="normal" fo:text-transform="none" fo:color="#c7254e" style:font-name="Menlo" fo:font-size="11pt" fo:letter-spacing="normal" fo:language="en" fo:country="US" fo:font-style="normal" fo:font-weight="normal" fo:background-color="#f9f2f4" style:font-size-asian="11pt" style:font-size-complex="11pt"/>
    </style:style>
    <style:style style:name="T49" style:family="text">
      <style:text-properties fo:font-variant="normal" fo:text-transform="none" fo:color="#c7254e" style:font-name="Menlo" fo:font-size="11pt" fo:letter-spacing="normal" fo:font-style="normal" fo:font-weight="normal" fo:background-color="#f9f2f4" style:font-size-asian="11pt" style:font-size-complex="11pt"/>
    </style:style>
    <style:style style:name="T50" style:family="text">
      <style:text-properties fo:font-variant="normal" fo:text-transform="none" fo:color="#c7254e" style:font-name="Menlo" fo:font-size="11pt" fo:letter-spacing="normal" fo:language="ru" fo:country="RU" fo:font-style="normal" fo:font-weight="normal" fo:background-color="#f9f2f4" style:font-size-asian="11pt" style:font-size-complex="11pt"/>
    </style:style>
    <style:style style:name="T51" style:family="text">
      <style:text-properties fo:font-variant="normal" fo:text-transform="none" fo:color="#c7254e" style:font-name="Menlo" fo:letter-spacing="normal" fo:language="en" fo:country="US" fo:font-style="normal" fo:font-weight="normal" fo:background-color="#f9f2f4"/>
    </style:style>
    <style:style style:name="T52" style:family="text">
      <style:text-properties fo:font-variant="normal" fo:text-transform="none" fo:color="#79affe" style:text-line-through-style="none" style:font-name="Open Sans" fo:letter-spacing="normal" fo:language="en" fo:country="US" fo:font-style="normal" style:text-underline-style="none" fo:font-weight="normal" style:text-blinking="false" fo:background-color="#ffffff"/>
    </style:style>
    <style:style style:name="T53" style:family="text">
      <style:text-properties style:font-name="SF Mono"/>
    </style:style>
    <style:style style:name="T54" style:family="text">
      <style:text-properties style:font-name="SF Mono" fo:font-size="10.5pt"/>
    </style:style>
    <style:style style:name="T55" style:family="text">
      <style:text-properties style:font-name="SF Mono" fo:font-size="10.5pt" fo:language="en" fo:country="US"/>
    </style:style>
    <style:style style:name="T56" style:family="text">
      <style:text-properties style:font-name="SF Mono" fo:language="en" fo:country="US"/>
    </style:style>
    <style:style style:name="T57" style:family="text">
      <style:text-properties style:font-name="SF Mono" fo:font-size="13pt" style:font-size-asian="13pt" style:font-size-complex="13pt"/>
    </style:style>
    <style:style style:name="T58" style:family="text">
      <style:text-properties fo:color="#333333" style:font-name="Open Sans" fo:font-size="11pt" fo:background-color="transparent" style:font-size-asian="11pt" style:font-size-complex="11pt"/>
    </style:style>
    <style:style style:name="T59" style:family="text">
      <style:text-properties fo:color="#333333" style:font-name="Menlo" fo:font-size="11pt" fo:background-color="transparent" style:font-size-asian="11pt" style:font-size-complex="11pt"/>
    </style:style>
    <style:style style:name="T60" style:family="text">
      <style:text-properties fo:color="#333333" style:font-name="Menlo" fo:background-color="transparent" style:font-size-asian="11pt" style:font-size-complex="11pt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fo:font-size="15pt" fo:language="ru" fo:country="RU" style:font-size-asian="15pt" style:font-size-complex="15pt"/>
    </style:style>
    <style:style style:name="T63" style:family="text">
      <style:text-properties style:font-name="Open Sans" fo:background-color="transparent"/>
    </style:style>
    <style:style style:name="T64" style:family="text">
      <style:text-properties style:font-name="Open Sans" fo:language="en" fo:country="US" fo:background-color="transparent"/>
    </style:style>
    <style:style style:name="T65" style:family="text">
      <style:text-properties fo:color="#c7254e" style:font-name="Menlo" fo:font-size="10.5pt" fo:background-color="#f9f2f4"/>
    </style:style>
    <style:style style:name="T66" style:family="text">
      <style:text-properties fo:color="#c7254e" style:font-name="Menlo" fo:font-size="9.75pt" fo:background-color="transparent"/>
    </style:style>
    <style:style style:name="T67" style:family="text">
      <style:text-properties style:font-name="Menlo" fo:font-size="9.75pt" fo:background-color="transparent"/>
    </style:style>
    <style:style style:name="T68" style:family="text">
      <style:text-properties fo:font-size="13pt" fo:language="ru" fo:country="RU" style:font-size-asian="13pt" style:font-size-complex="13pt"/>
    </style:style>
    <style:style style:name="T69" style:family="text">
      <style:text-properties fo:font-size="13pt" fo:language="en" fo:country="US" style:font-size-asian="13pt" style:font-size-complex="13pt"/>
    </style:style>
    <style:style style:name="T70" style:family="text">
      <style:text-properties fo:font-size="11pt" fo:language="en" fo:country="US" style:font-size-asian="11pt" style:font-size-complex="11pt"/>
    </style:style>
    <style:style style:name="T71" style:family="text">
      <style:text-properties style:font-name="Calibri" fo:font-size="15pt" fo:language="en" fo:country="US" style:text-underline-style="none" fo:font-weight="bold" fo:background-color="transparent" style:font-name-asian="Calibri" style:font-size-asian="15pt" style:font-weight-asian="bold" style:font-name-complex="Calibri" style:font-size-complex="15pt" style:font-weight-complex="bold"/>
    </style:style>
    <style:style style:name="T72" style:family="text">
      <style:text-properties style:font-name="Calibri" fo:font-size="14pt" fo:language="en" fo:country="US" style:text-underline-style="none" fo:font-weight="bold" fo:background-color="transparent" style:font-name-asian="Calibri" style:font-size-asian="14pt" style:font-weight-asian="bold" style:font-name-complex="Calibri" style:font-size-complex="14pt" style:font-weight-complex="bold"/>
    </style:style>
    <style:style style:name="T73" style:family="text">
      <style:text-properties style:font-name="Calibri" fo:font-size="14pt" style:text-underline-style="none" fo:font-weight="bold" fo:background-color="transparent" style:font-name-asian="Calibri" style:font-size-asian="14pt" style:font-weight-asian="bold" style:font-name-complex="Calibri" style:font-size-complex="14pt" style:font-weight-complex="bold"/>
    </style:style>
    <style:style style:name="T74" style:family="text">
      <style:text-properties style:font-name="Calibri" fo:font-size="12pt" fo:font-weight="bold" fo:background-color="transparent" style:font-name-asian="Calibri" style:font-size-asian="12pt" style:font-weight-asian="bold" style:font-name-complex="Calibri" style:font-size-complex="12pt" style:font-weight-complex="bold"/>
    </style:style>
    <style:style style:name="T75" style:family="text">
      <style:text-properties style:font-name="Calibri" fo:background-color="transparent" style:font-name-asian="Calibri" style:font-name-complex="Calibri"/>
    </style:style>
    <style:style style:name="T76" style:family="text">
      <style:text-properties fo:color="#ff0000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 <text:s text:c="4"/></text:span><text:span text:style-name="T68">В </text:span><text:span text:style-name="T69">Yandex Cloud </text:span><text:span text:style-name="T68">создаем ВМ, задаем </text:span><text:span text:style-name="T5">Имя,</text:span><text:span text:style-name="T6">Описание,Зон</text:span><text:span text:style-name="T5">у</text:span><text:span text:style-name="T6"> доступности.</text:span></text:p>
      <text:list xml:id="list399080773835062742" text:style-name="L1">
        <text:list-header>
          <text:p text:style-name="P35">Вибираем стабильную операционную систему, требования позволяющие развернуть нужную ВМ.Сетевые настройки также отвечающие за рабочею ВМ.Выбираем свой акаун.Создаем логин. Генерируем пару ключей <text:span text:style-name="T2">SSH-</text:span>ключей для подключения к ВМ .Для <text:span text:style-name="T2">Windows </text:span>,открываем командную строку и с помощью команды <text:span text:style-name="T53">ssh-keygen -t ,создаем папку с ключами. Копируем файл с публичным ключом из этой папки в поле </text:span><text:span text:style-name="T56">SSH-</text:span><text:span text:style-name="T53">ключ! Нажимаем создать ВМ.После создания ВМ,открываем командную строку В </text:span><text:span text:style-name="T56">Windows </text:span><text:span text:style-name="T53">и водим </text:span></text:p>
          <text:p text:style-name="P36"><text:span text:style-name="T53"><text:s text:c="4"/>ssh &lt;имя_пользователя&gt;@&lt;публичный_IP-адрес_ВМ&gt;</text:span> </text:p>
          <text:p text:style-name="P34"><text:span text:style-name="T57">C:\Users\VS&gt;ssh </text:span><text:a xlink:type="simple" xlink:href="mailto:zolin@158.160.29.52" text:style-name="Internet_20_link" text:visited-style-name="Visited_20_Internet_20_Link"><text:span text:style-name="T57">zolin@</text:span></text:a><text:span text:style-name="T57">X.X.X.X Подключение установленно.</text:span></text:p>
        </text:list-header>
      </text:list>
      <text:p text:style-name="P7"/>
      <text:p text:style-name="P7"/>
      <text:p text:style-name="P1"><text:span text:style-name="T62">2. <text:s text:c="4"/>Развёртываем</text:span><text:span text:style-name="T61"> удостоверяющ</text:span><text:span text:style-name="T62">ий</text:span><text:span text:style-name="T61"> центр для выдачи сертификатов <text:s/></text:span><text:span text:style-name="T62">с использованием Easy-RSA </text:span><text:span text:style-name="T1">.</text:span></text:p>
      <text:p text:style-name="P2"/>
      <text:p text:style-name="P3">Сначала обновим информацию о пакетах и установим программу</text:p>
      <text:p text:style-name="Preformatted_20_Text"><text:span text:style-name="T33"><text:s/></text:span><text:span text:style-name="Source_20_Text"><text:span text:style-name="T34">sudo apt update</text:span></text:span></text:p>
      <text:p text:style-name="P32"><text:span text:style-name="Source_20_Text"><text:span text:style-name="T28">Запускаем скрипт:Установка.easy-rsa.CA.sh</text:span></text:span></text:p>
      <text:p text:style-name="P32"><text:span text:style-name="Source_20_Text"><text:span text:style-name="T7">Далее необходимо <text:s/>ввести парольную фразу, которую впоследствии нужно вводить для получения доступа к вашему ЦС при совершении операций с сертификатами</text:span></text:span><text:span text:style-name="Source_20_Text"><text:span text:style-name="T28">.</text:span></text:span></text:p>
      <text:p text:style-name="P32"><text:span text:style-name="Source_20_Text"><text:span text:style-name="T7">Создастся файл ca.crt – это открытый ключ ЦС. Он будет использоваться клиентами и серверами для проверки при авторизации</text:span></text:span><text:span text:style-name="Source_20_Text"><text:span text:style-name="T28"> .</text:span></text:span></text:p>
      <text:p text:style-name="P31"><text:span text:style-name="Source_20_Text"><text:span text:style-name="T58">Теперь наш центр сертификации подготовлен к работе</text:span></text:span><text:span text:style-name="Source_20_Text"><text:span text:style-name="T59">!</text:span></text:span></text:p>
      <text:h text:style-name="P33" text:outline-level="2"><text:span text:style-name="Source_20_Text"><text:span text:style-name="T15">3. <text:s text:c="6"/>Настройка </text:span></text:span><text:span text:style-name="Source_20_Text"><text:span text:style-name="T10">и развертывание </text:span></text:span><text:span text:style-name="Source_20_Text"><text:span text:style-name="T24">OpenVPN </text:span></text:span><text:span text:style-name="Source_20_Text"><text:span text:style-name="T25">Server</text:span></text:span><text:span text:style-name="Source_20_Text"><text:span text:style-name="T20"> <text:s/></text:span></text:span></text:h>
      <text:p text:style-name="P20"><text:span text:style-name="T1">З</text:span>апус<text:span text:style-name="T1">каем</text:span> <text:span text:style-name="T1">скрипт: Установка-openvpn-part1.sh</text:span></text:p>
      <text:p text:style-name="P21"/>
      <text:p text:style-name="P23"><text:span text:style-name="T22">Теперь <text:s/></text:span><text:span text:style-name="T17">создаем сертификаты</text:span><text:span text:style-name="T22"> клиентов </text:span><text:span text:style-name="T17">н</text:span><text:span text:style-name="T22">ашего VPN и ключи для подключения к OpenVPN.</text:span><text:span text:style-name="T11"> </text:span></text:p>
      <text:p text:style-name="P24"><text:span text:style-name="T11">Файл <text:s/></text:span><text:span text:style-name="Source_20_Text"><text:span text:style-name="T12">ca.crt содержащий собственный доверенный сертификата и файл </text:span></text:span><text:span text:style-name="Source_20_Text"><text:span text:style-name="T14">server.crt, </text:span></text:span><text:span text:style-name="Source_20_Text"><text:span text:style-name="T12">в котором находиться открытый ключ шифрования , переносим на сервер </text:span></text:span><text:span text:style-name="Source_20_Text"><text:span text:style-name="T14">VPN </text:span></text:span><text:span text:style-name="Source_20_Text"><text:span text:style-name="T12">в папку <text:s text:c="7"/>/</text:span></text:span><text:span text:style-name="Source_20_Text"><text:span text:style-name="T14">etc/openvpn/server/</text:span></text:span></text:p>
      <text:p text:style-name="P10">Запускаем скрипт: Установка-openvpn-part2.sh</text:p>
      <text:p text:style-name="P10">Далее настраиваем конфигурации Сервера VPN .</text:p>
      <text:p text:style-name="P15"><text:span text:style-name="Source_20_Text"><text:span text:style-name="T35"><text:s/></text:span></text:span><text:span text:style-name="Source_20_Text"><text:span text:style-name="T37">$ sudo nano /etc/openvpn/server/server.conf</text:span></text:span></text:p>
      <text:p text:style-name="P16"><text:span text:style-name="Source_20_Text"><text:span text:style-name="T63">В разделе </text:span></text:span><text:span text:style-name="Source_20_Text"><text:span text:style-name="T65">HMAC </text:span></text:span><text:span text:style-name="Source_20_Text"><text:span text:style-name="T63">закомментируем строку </text:span></text:span><text:span text:style-name="Source_20_Text"><text:span text:style-name="T65">tls-auth</text:span></text:span><text:span text:style-name="Source_20_Text"><text:span text:style-name="T66"> </text:span></text:span><text:span text:style-name="Source_20_Text"><text:span text:style-name="T63">и после неё вставим строку </text:span></text:span><text:span text:style-name="Source_20_Text"><text:span text:style-name="T65">tls-crypt ta.key</text:span></text:span><text:span text:style-name="Source_20_Text"><text:span text:style-name="T67"> </text:span></text:span></text:p>
      <text:p text:style-name="P10"><text:s/>Ищем в том же файле строку<text:span text:style-name="Source_20_Text"><text:span text:style-name="T65">cipher AES-256-CBC</text:span></text:span>, закомментируем её и добавляем строки <text:span text:style-name="Source_20_Text"><text:span text:style-name="T65">cipher AES-256-GCM </text:span></text:span>и <text:span text:style-name="Source_20_Text"><text:span text:style-name="T65">auth SHA256</text:span></text:span> .</text:p>
      <text:p text:style-name="P12"><text:soft-page-break/><text:span text:style-name="T18">Теперь найдем строку </text:span><text:span text:style-name="Source_20_Text"><text:span text:style-name="T44">dh dh2048.pem</text:span></text:span><text:span text:style-name="T18"> , <text:s/>закомментируем её и добавляем строку <text:s text:c="4"/></text:span><text:span text:style-name="T45">dh none</text:span> <text:span text:style-name="T1">.</text:span></text:p>
      <text:p text:style-name="P12"><text:span text:style-name="T16">Сохраняем изменения в файле и закрываем его.</text:span><text:span text:style-name="T1"> <text:s/></text:span></text:p>
      <text:p text:style-name="P12"><text:span text:style-name="T16">Теперь необходимо внести изменения в конфигурацию сети на Сервере VPN для обеспечения правильной маршрутизации трафика. А именно, откроем конфигурационный файл </text:span><text:span text:style-name="Source_20_Text"><text:span text:style-name="T43">/etc/sysctl.conf</text:span></text:span><text:span text:style-name="T16">:</text:span></text:p>
      <text:p text:style-name="P28"><text:span text:style-name="T36">$ </text:span><text:span text:style-name="Source_20_Text"><text:span text:style-name="T37">sudo nano /etc/sysctl.conf</text:span></text:span></text:p>
      <text:p text:style-name="P20">После чего добав<text:span text:style-name="T1">им</text:span> строку:</text:p>
      <text:p text:style-name="P23"><text:span text:style-name="Source_20_Text"><text:span text:style-name="T46">net.ipv4.ip_forward = 1</text:span></text:span></text:p>
      <text:p text:style-name="P20">Перед закрытием файла сохран<text:span text:style-name="T1">яем</text:span> внесённые изменения.</text:p>
      <text:p text:style-name="P20">Для применения новой настройки наб<text:span text:style-name="T1">ираем</text:span>:</text:p>
      <text:p text:style-name="P27"><text:span text:style-name="Source_20_Text"><text:span text:style-name="T60">$ sudo sysctl -p</text:span></text:span></text:p>
      <text:h text:style-name="P18" text:outline-level="2">Изменение конфигурации сетевого экрана</text:h>
      <text:p text:style-name="P13"><text:span text:style-name="T1">Командой <text:s/></text:span><text:span text:style-name="T2">$ ip a </text:span><text:span text:style-name="T1">узнаем имя интерфеса </text:span></text:p>
      <text:p text:style-name="P12"><text:span text:style-name="T1">Запускаем скрипт </text:span><text:span text:style-name="T2">c </text:span><text:span text:style-name="T1">параметрами ./ </text:span><text:span text:style-name="T68">iptables.sh </text:span><text:span text:style-name="T69">oth0 udp 1194</text:span></text:p>
      <text:p text:style-name="P14"><text:span text:style-name="T26">При помощи systemctl произв</text:span><text:span text:style-name="T27">одим</text:span><text:span text:style-name="T26"> запуск службы OpenVPN c включением его в автозагрузку:</text:span><text:span text:style-name="T2"> </text:span></text:p>
      <text:p text:style-name="P17"><text:span text:style-name="T38">$ </text:span><text:span text:style-name="Source_20_Text"><text:span text:style-name="T39">sudo systemctl -f enable openvpn-server@server.service</text:span></text:span></text:p>
      <text:p text:style-name="P27"><text:span text:style-name="Source_20_Text"><text:span text:style-name="T60">$ sudo systemctl start </text:span></text:span><text:a xlink:type="simple" xlink:href="mailto:openvpn-server@server.service" text:style-name="Internet_20_link" text:visited-style-name="Visited_20_Internet_20_Link"><text:span text:style-name="Source_20_Text">openvpn-server@server.service</text:span></text:a></text:p>
      <text:h text:style-name="P19" text:outline-level="2">Конфигурация клиентов</text:h>
      <text:p text:style-name="P12"><text:span text:style-name="T8">Создаем директорию</text:span><text:span text:style-name="T70"> :</text:span><text:span text:style-name="T29">$ </text:span><text:span text:style-name="Source_20_Text"><text:span text:style-name="T30">mkdir -p ~/clients/files </text:span></text:span></text:p>
      <text:p text:style-name="P12"><text:span text:style-name="Source_20_Text"><text:span text:style-name="T14">Скопиру</text:span></text:span><text:span text:style-name="Source_20_Text"><text:span text:style-name="T7">ем</text:span></text:span><text:span text:style-name="Source_20_Text"><text:span text:style-name="T14"> шаблон клиентской конфигурации в папку </text:span></text:span><text:span text:style-name="Source_20_Text"><text:span text:style-name="T48">clients</text:span></text:span><text:span text:style-name="Source_20_Text"><text:span text:style-name="T30">:</text:span></text:span></text:p>
      <text:p text:style-name="P15"><text:span text:style-name="Source_20_Text"><text:span text:style-name="T40">$ cp /usr/share/doc/openvpn/examples/sample-config-files/client.conf ~/clients/base.conf</text:span></text:span></text:p>
      <text:p text:style-name="P12"><text:span text:style-name="Source_20_Text"><text:span text:style-name="T19">Открываем </text:span></text:span><text:span text:style-name="Source_20_Text"><text:span text:style-name="T44">base.conf</text:span></text:span><text:span text:style-name="Source_20_Text"><text:span text:style-name="T21">:</text:span></text:span></text:p>
      <text:p text:style-name="P28"><text:span text:style-name="T36">$ sudo </text:span><text:span text:style-name="Source_20_Text"><text:span text:style-name="T37">nano ~/clients/base.conf</text:span></text:span></text:p>
      <text:p text:style-name="P23"><text:span text:style-name="Source_20_Text"><text:span text:style-name="T19">У</text:span></text:span><text:span text:style-name="Source_20_Text"><text:span text:style-name="T21">каз</text:span></text:span><text:span text:style-name="Source_20_Text"><text:span text:style-name="T19">ываем</text:span></text:span><text:span text:style-name="Source_20_Text"><text:span text:style-name="T21"> протокол:</text:span></text:span></text:p>
      <text:p text:style-name="P28"><text:span text:style-name="Source_20_Text"><text:span text:style-name="T37">proto udp</text:span></text:span></text:p>
      <text:p text:style-name="P23"><text:span text:style-name="Source_20_Text"><text:span text:style-name="T21">Закомменти</text:span></text:span><text:span text:style-name="Source_20_Text"><text:span text:style-name="T19">руем</text:span></text:span><text:span text:style-name="Source_20_Text"><text:span text:style-name="T21"> следующие строки:</text:span></text:span></text:p>
      <text:p text:style-name="P28"><text:span text:style-name="Source_20_Text"><text:span text:style-name="T37">;ca ca.crt</text:span></text:span></text:p>
      <text:p text:style-name="P32"><text:span text:style-name="Source_20_Text"><text:span text:style-name="T37">;cert client.crt</text:span></text:span></text:p>
      <text:p text:style-name="P32"><text:span text:style-name="Source_20_Text"><text:span text:style-name="T37">;key client.key</text:span></text:span></text:p>
      <text:p text:style-name="P23"><text:span text:style-name="T11">А строку относящуюся к </text:span><text:span text:style-name="Source_20_Text"><text:span text:style-name="T49">tls-auth</text:span></text:span><text:span text:style-name="T11">, наоборот, нужно раскомментировать:</text:span></text:p>
      <text:p text:style-name="P28"><text:span text:style-name="Source_20_Text"><text:span text:style-name="T37">tls-auth ta.key 1</text:span></text:span></text:p>
      <text:p text:style-name="P23"><text:span text:style-name="Source_20_Text"><text:span text:style-name="T14">Следующие строки должны совпадать с соответствующими строками, прописанными в файле <text:s/></text:span></text:span><text:span text:style-name="Source_20_Text"><text:span text:style-name="T48">/etc/openvpn/server.conf</text:span></text:span><text:span text:style-name="Source_20_Text"><text:span text:style-name="T14">:</text:span></text:span></text:p>
      <text:p text:style-name="P23"><text:soft-page-break/><text:span text:style-name="Source_20_Text"><text:span text:style-name="T49">cipher AES-256-GCM<text:line-break/>auth SHA256</text:span></text:span></text:p>
      <text:p text:style-name="P22"><text:span text:style-name="T1">Добавим строку</text:span>:</text:p>
      <text:p text:style-name="P23"><text:span text:style-name="Source_20_Text"><text:span text:style-name="T49">key-direction 1</text:span></text:span></text:p>
      <text:p text:style-name="P23"><text:span text:style-name="Source_20_Text"><text:span text:style-name="T13">Сохраните изменения в файле, закр</text:span></text:span><text:span text:style-name="Source_20_Text"><text:span text:style-name="T9">ываем</text:span></text:span><text:span text:style-name="Source_20_Text"><text:span text:style-name="T13"> его</text:span></text:span></text:p>
      <text:p text:style-name="P23"><text:span text:style-name="Source_20_Text"><text:span text:style-name="T48"/></text:span></text:p>
      <text:p text:style-name="P23"><text:span text:style-name="Source_20_Text"><text:span text:style-name="T14">Теперь необходимо <text:s/></text:span></text:span><text:span text:style-name="Source_20_Text"><text:span text:style-name="T7">запустить скрипт: </text:span></text:span><text:span text:style-name="Source_20_Text"><text:span text:style-name="T50">make_config.sh</text:span></text:span><text:span text:style-name="Source_20_Text"><text:span text:style-name="T14">. </text:span></text:span></text:p>
      <text:p text:style-name="P23"><text:span text:style-name="Source_20_Text"><text:span text:style-name="T14">Он создаст конфигураци</text:span></text:span><text:span text:style-name="Source_20_Text"><text:span text:style-name="T7">ю клиентской базы</text:span></text:span><text:span text:style-name="Source_20_Text"><text:span text:style-name="T14">, которая будет сохранена в директории <text:s/></text:span></text:span><text:span text:style-name="Source_20_Text"><text:span text:style-name="T48">~/clients/files</text:span></text:span><text:span text:style-name="Source_20_Text"><text:span text:style-name="T14">:</text:span></text:span><text:span text:style-name="Source_20_Text"><text:span text:style-name="T30"> </text:span></text:span></text:p>
      <text:p text:style-name="P25"><text:span text:style-name="Source_20_Text"><text:span text:style-name="T40">$ sudo nano ~/clients/make_config.sh</text:span></text:span></text:p>
      <text:p text:style-name="P23"><text:span text:style-name="Source_20_Text"><text:span text:style-name="T30"/></text:span></text:p>
      <text:p text:style-name="P11"><text:span text:style-name="Source_20_Text"><text:span text:style-name="T64">Сох</text:span></text:span><text:span text:style-name="Source_20_Text"><text:span text:style-name="T63">роняем</text:span></text:span><text:span text:style-name="Source_20_Text"><text:span text:style-name="T64"> скрипт и назнач</text:span></text:span><text:span text:style-name="Source_20_Text"><text:span text:style-name="T63">аем</text:span></text:span><text:span text:style-name="Source_20_Text"><text:span text:style-name="T64"> ему соответствующие права:</text:span></text:span></text:p>
      <text:p text:style-name="P28"><text:span text:style-name="T31">$ </text:span><text:span text:style-name="Source_20_Text"><text:span text:style-name="T32">chmod 700 ~/clients/make_config.sh</text:span></text:span></text:p>
      <text:p text:style-name="P14"><text:span text:style-name="T26">Теперь можно создать клиентский файл конфигурации. </text:span><text:span text:style-name="T27">З</text:span><text:span text:style-name="T26">апу</text:span><text:span text:style-name="T27">скаем</text:span><text:span text:style-name="T26"> на исполнение скрипт <text:s/></text:span><text:span text:style-name="Source_20_Text"><text:span text:style-name="T51">~/clients/make_config.sh</text:span></text:span><text:span text:style-name="T26">:</text:span></text:p>
      <text:p text:style-name="P28"><text:span text:style-name="T31">$ </text:span><text:span text:style-name="Source_20_Text"><text:span text:style-name="T32">cd ~/clients</text:span></text:span></text:p>
      <text:p text:style-name="P32"><text:span text:style-name="T31">$ </text:span><text:span text:style-name="Source_20_Text"><text:span text:style-name="T32">./make_config.sh client-1</text:span></text:span></text:p>
      <text:p text:style-name="P32"><text:span text:style-name="Source_20_Text"><text:span text:style-name="T23">В результате скрипт создаст файл </text:span></text:span><text:span text:style-name="Source_20_Text"><text:span text:style-name="T47">~/clients/files/client-1.ovpn</text:span></text:span><text:span text:style-name="Source_20_Text"><text:span text:style-name="T23">.</text:span></text:span><text:span text:style-name="Source_20_Text"><text:span text:style-name="T32"> </text:span></text:span></text:p>
      <text:p text:style-name="P14"><text:span text:style-name="T27">С</text:span><text:span text:style-name="T26"> сайта </text:span><text:a xlink:type="simple" xlink:href="https://openvpn.net/community-downloads/" text:style-name="Internet_20_link" text:visited-style-name="Visited_20_Internet_20_Link"><text:span text:style-name="T52">OpenVPN</text:span></text:a><text:span text:style-name="T42"> </text:span><text:span text:style-name="T26">скач</text:span><text:span text:style-name="T27">иваем</text:span><text:span text:style-name="T26"> дистрибутив Windows-приложения, устан</text:span><text:span text:style-name="T27">авливаем</text:span><text:span text:style-name="T26"> его и Скопируем файл сертификата</text:span><text:span text:style-name="Source_20_Text"><text:span text:style-name="T51">.ovpn</text:span></text:span><text:span text:style-name="Source_20_Text"><text:span text:style-name="T41"> </text:span></text:span><text:span text:style-name="T26">в одну из папок, указанных приложением при первом запуске</text:span><text:span text:style-name="T2"> </text:span><text:span text:style-name="T1">.</text:span></text:p>
      <text:p text:style-name="P11"><text:span text:style-name="Source_20_Text"><text:span text:style-name="T63"><text:s/>Затем проверяем работоспособнось </text:span></text:span><text:span text:style-name="Source_20_Text"><text:span text:style-name="T64">VPN client </text:span></text:span><text:span text:style-name="Source_20_Text"><text:span text:style-name="T63">и совпадают ли <text:s/>публичные </text:span></text:span><text:span text:style-name="Source_20_Text"><text:span text:style-name="T64">IP <text:s/></text:span></text:span><text:span text:style-name="Source_20_Text"><text:span text:style-name="T63">адреса.</text:span></text:span></text:p>
      <text:p text:style-name="P11"><text:span text:style-name="Source_20_Text"><text:span text:style-name="T63">4. <text:s text:c="3"/></text:span></text:span><text:span text:style-name="Source_20_Text"><text:span text:style-name="T71">Настройка мониторингa</text:span></text:span></text:p>
      <text:p text:style-name="P4"/>
      <text:p text:style-name="P11"><text:span text:style-name="Source_20_Text"><text:span text:style-name="T72">Установ</text:span></text:span><text:span text:style-name="Source_20_Text"><text:span text:style-name="T73">ливаем</text:span></text:span><text:span text:style-name="Source_20_Text"><text:span text:style-name="T72"> Prometheus, Prometheus-alertmanager и экспортер node-exporter </text:span></text:span><text:span text:style-name="Source_20_Text"><text:span text:style-name="T74">Скрипт: Установка-prometheus.sh</text:span></text:span></text:p>
      <text:p text:style-name="P5">Для мониторинга OpenVPN настр<text:span text:style-name="T1">аиваем</text:span> экспортер с помощью скрипта<text:span text:style-name="T76">.</text:span></text:p>
      <text:p text:style-name="P6"/>
      <text:p text:style-name="P8"><text:span text:style-name="Source_20_Text"><text:span text:style-name="T75">Скрипт: Установка-openvpn-exporter.sh</text:span></text:span></text:p>
      <text:p text:style-name="P9"><text:span text:style-name="Source_20_Text"><text:span text:style-name="T75">Настраиваем таргеты для экспортеров открыв файл promethus.yml</text:span></text:span></text:p>
      <text:p text:style-name="P9"><text:span text:style-name="Source_20_Text"><text:span text:style-name="T75">Для настройки мониторинга обозначаем нужные метрики</text:span></text:span></text:p>
      <text:p text:style-name="P29">С помощью скрипта настр<text:span text:style-name="T1">аиваем</text:span> алерты.</text:p>
      <text:p text:style-name="P30">Скрипт: script.rules.sh</text:p>
      <text:p text:style-name="P26"><text:span text:style-name="Source_20_Text"><text:span text:style-name="T75">В файл promethus.yml в директорию rule_files добавиляем имена алертов, созданных скриптом. </text:span></text:span></text:p>
      <text:p text:style-name="P26"><text:span text:style-name="Source_20_Text"><text:span text:style-name="T75">В файле alertmanager.yml настраиваем оповещения на свою эл. почту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 Sans" svg:font-family="'Open Sans'"/>
    <style:font-face style:name="SF Mono" svg:font-family="'SF Mono', Monaco, Menlo, Consolas, 'Ubuntu Mono', 'Liberation Mono', 'DejaVu Sans Mono', 'Courier New', Courier, monospace"/>
    <style:font-face style:name="Tahoma1" svg:font-family="Tahoma"/>
    <style:font-face style:name="YS Text" svg:font-family="'YS Text', 'Helvetica Neue', Arial, Helvetica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15S</meta:editing-duration>
    <meta:editing-cycles>7</meta:editing-cycles>
    <meta:generator>OpenOffice/4.1.10$Win32 OpenOffice.org_project/4110m2$Build-9807</meta:generator>
    <dc:date>2023-08-03T19:56:17.04</dc:date>
    <meta:document-statistic meta:table-count="0" meta:image-count="0" meta:object-count="0" meta:page-count="3" meta:paragraph-count="75" meta:word-count="569" meta:character-count="4676"/>
    <meta:user-defined meta:name="Info 1"/>
    <meta:user-defined meta:name="Info 2"/>
    <meta:user-defined meta:name="Info 3"/>
    <meta:user-defined meta:name="Info 4"/>
  </office:meta>
</office:document-meta>
</file>